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1" fo:font-size="14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65%" style:writing-mode="lr-tb"/>
      <style:text-properties fo:font-variant="normal" fo:text-transform="none" fo:color="#000000" style:text-line-through-style="none" style:font-name="Times New Roman1" fo:font-size="14.25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fo:line-height="165%" style:writing-mode="lr-tb"/>
      <style:text-properties fo:font-variant="normal" fo:text-transform="none" fo:color="#000000" style:font-name="Times New Roman1" fo:font-size="14.25pt" fo:font-style="normal" style:text-underline-style="solid" style:text-underline-width="auto" style:text-underline-color="font-color" fo:font-weight="bold" fo:background-color="transparent"/>
    </style:style>
    <style:style style:name="P5" style:family="paragraph" style:parent-style-name="Text_20_body">
      <style:paragraph-properties fo:margin-top="0in" fo:margin-bottom="0in" fo:line-height="165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font-name="Times New Roman1" fo:font-size="14.25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Times New Roman1" fo:font-size="14.25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font-name="Times New Roman1" fo:font-size="14.25pt" fo:font-style="normal" style:text-underline-style="solid" style:text-underline-width="auto" style:text-underline-color="font-color" fo:font-weight="bold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d79a42c-b527-9f52-27d8-03cb312e3052"/>Edgar Lopez</text:p>
      <text:p text:style-name="P3">Character dialogue</text:p>
      <text:p text:style-name="P3">Goon Squad</text:p>
      <text:p text:style-name="Text_20_body"/>
      <text:p text:style-name="P4">Meeting with Scientist</text:p>
      <text:p text:style-name="Text_20_body"/>
      <text:p text:style-name="P5"><text:span text:style-name="T2">Scientist</text:span><text:span text:style-name="T3"> </text:span><text:span text:style-name="T1">- Oh yes the formula gives results of an auto… oh hey there stranger.</text:span></text:p>
      <text:p text:style-name="Text_20_body"/>
      <text:p text:style-name="P5"><text:span text:style-name="T2">Vlad</text:span><text:span text:style-name="T3"> </text:span><text:span text:style-name="T1">- Hey my name is Vlad and I am new to the area. I am looking for resources to help my camp survive through the harsh winter.</text:span></text:p>
      <text:p text:style-name="Text_20_body"/>
      <text:p text:style-name="P5"><text:span text:style-name="T2">Scientist</text:span><text:span text:style-name="T3"> </text:span><text:span text:style-name="T1">- Yes the winters here in Siberia are brutal, but I might have the perfect solution for your problem. I currently came up with a generator that runs forever and all it need is this special fuel I have invented.</text:span></text:p>
      <text:p text:style-name="Text_20_body"/>
      <text:p text:style-name="P5"><text:span text:style-name="T2">Vlad</text:span><text:span text:style-name="T3"> </text:span><text:span text:style-name="T1">- That sounds awesome do you think I can have some?</text:span></text:p>
      <text:p text:style-name="Text_20_body"/>
      <text:p text:style-name="P5"><text:span text:style-name="T2">Scientist</text:span><text:span text:style-name="T3"> </text:span><text:span text:style-name="T1">- Well it’s not that easy my friend, I am in need of supplies for my people and I am willing to trade you the fuel for some food. As you can see I don’t have to many scavengers helping me out.</text:span></text:p>
      <text:p text:style-name="Text_20_body"/>
      <text:p text:style-name="P5"><text:span text:style-name="T2">Vlad</text:span><text:span text:style-name="T3"> </text:span><text:span text:style-name="T1">(Yes) - Yea here you go I happened to have one here in my bag.</text:span></text:p>
      <text:p text:style-name="P5"><text:span text:style-name="T2">Vlad</text:span><text:span text:style-name="T3"> </text:span><text:span text:style-name="T1">(No) - Sorry I currently need that for my self.</text:span></text:p>
      <text:p text:style-name="Text_20_body"/>
      <text:p text:style-name="P5"><text:span text:style-name="T2">Scientist</text:span><text:span text:style-name="T3"> </text:span><text:span text:style-name="T1">(Yes) -Sounds like a deal thank you.</text:span></text:p>
      <text:p text:style-name="P5"><text:span text:style-name="T2">Scientist</text:span><text:span text:style-name="T3"> </text:span><text:span text:style-name="T1">(No) - Well that's a shame, I will have it here in case you change your mind.</text:span></text:p>
      <text:p text:style-name="Text_20_body"/>
      <text:p text:style-name="P4">Meeting with Tribe</text:p>
      <text:p text:style-name="Text_20_body"><text:soft-page-break/></text:p>
      <text:p text:style-name="P5"><text:span text:style-name="T2">Chief</text:span><text:span text:style-name="T3"> – </text:span><text:span text:style-name="T1">Hey, are you Vlad?</text:span></text:p>
      <text:p text:style-name="Text_20_body"/>
      <text:p text:style-name="P5"><text:span text:style-name="T2">Vlad</text:span><text:span text:style-name="T3"> – </text:span><text:span text:style-name="T1">That's me! How can I help you.</text:span></text:p>
      <text:p text:style-name="Text_20_body"/>
      <text:p text:style-name="P5"><text:span text:style-name="T2">Chief</text:span><text:span text:style-name="T3"> – </text:span><text:span text:style-name="T1">I am currently trying to get rid of some junk at our camp and came across an object you might be interested in.</text:span></text:p>
      <text:p text:style-name="Text_20_body"/>
      <text:p text:style-name="P5"><text:span text:style-name="T2">Vlad</text:span><text:span text:style-name="T3"> – </text:span><text:span text:style-name="T1">Let me see it.</text:span></text:p>
      <text:p text:style-name="Text_20_body"/>
      <text:p text:style-name="P5"><text:span text:style-name="T2">Chief</text:span><text:span text:style-name="T3"> – </text:span><text:span text:style-name="T1">It's a ( ) and I know its a very useful item. I am willing to make a deal with you so you can take this baby off my hands.</text:span></text:p>
      <text:p text:style-name="Text_20_body"/>
      <text:p text:style-name="P5"><text:span text:style-name="T2">Vlad</text:span><text:span text:style-name="T3"> </text:span><text:span text:style-name="T1">- Sure lets hear your deal.</text:span></text:p>
      <text:p text:style-name="Text_20_body"/>
      <text:p text:style-name="P5"><text:span text:style-name="T2">Chief</text:span><text:span text:style-name="T3"> </text:span><text:span text:style-name="T1">- Some of my idiot scouters were out taking selfies with our precious Owl statue and one of them accidentally left it out in the street when a Siberian tigers chased them back to the camp. I am wondering if you could please get that item back for me?</text:span></text:p>
      <text:p text:style-name="Text_20_body"/>
      <text:p text:style-name="P5"><text:span text:style-name="T2">Vlad</text:span><text:span text:style-name="T3"> </text:span><text:span text:style-name="T1">- I will keep a look out for it and report back to you when I have it.</text:span></text:p>
      <text:p text:style-name="Text_20_body"/>
      <text:p text:style-name="P5"><text:span text:style-name="T2">Chief</text:span><text:span text:style-name="T3"> </text:span><text:span text:style-name="T1">- Sounds fair to me, thanks Vlad.</text:span></text:p>
      <text:p text:style-name="P1"><text:line-break/><text:line-break/></text:p>
      <text:p text:style-name="P4">Meeting with Engineer</text:p>
      <text:p text:style-name="Text_20_body"/>
      <text:p text:style-name="P5"><text:span text:style-name="T2">Engineer</text:span><text:span text:style-name="T3"> – </text:span><text:span text:style-name="T1">No you idiot the pole goes on the left side of the house! Good help is so hard to find!</text:span></text:p>
      <text:p text:style-name="Text_20_body"><text:soft-page-break/></text:p>
      <text:p text:style-name="P5"><text:span text:style-name="T2">Vlad</text:span><text:span text:style-name="T3"> – </text:span><text:span text:style-name="T1">Hey sir!</text:span></text:p>
      <text:p text:style-name="Text_20_body"/>
      <text:p text:style-name="P5"><text:span text:style-name="T2">Engineer</text:span><text:span text:style-name="T3"> – </text:span><text:span text:style-name="T1">What do you want?</text:span></text:p>
      <text:p text:style-name="Text_20_body"/>
      <text:p text:style-name="P5"><text:span text:style-name="T2">Vlad</text:span><text:span text:style-name="T3"> – </text:span><text:span text:style-name="T1">Umm I was just wondering if you had any spare parts that can help me building my generator.</text:span></text:p>
      <text:p text:style-name="Text_20_body"/>
      <text:p text:style-name="P5"><text:span text:style-name="T2">Engineer</text:span><text:span text:style-name="T3"> – </text:span><text:span text:style-name="T1">Matter of fact I do! I have this ( ) and its one of the ( # ) items needed to complete the generator.</text:span></text:p>
      <text:p text:style-name="Text_20_body"/>
      <text:p text:style-name="P5"><text:span text:style-name="T2">Vlad</text:span><text:span text:style-name="T3"> </text:span><text:span text:style-name="T1">- I know how you guys work, what do you need me to get for you?</text:span></text:p>
      <text:p text:style-name="Text_20_body"/>
      <text:p text:style-name="P5"><text:span text:style-name="T2">Engineer</text:span><text:span text:style-name="T3"> </text:span><text:span text:style-name="T1">- Ahhh I see you like getting right to the point! I like it smart and time saving. I need a GAD wrench. I know a local guy has one so maybe convincing him to let you have it will get you this piece.</text:span></text:p>
      <text:p text:style-name="Text_20_body"/>
      <text:p text:style-name="P5"><text:span text:style-name="T2">Vlad</text:span><text:span text:style-name="T3"> </text:span><text:span text:style-name="T1">- Let me go talk to him and see what he says.</text:span></text:p>
      <text:p text:style-name="Text_20_body"/>
      <text:p text:style-name="P5"><text:span text:style-name="T2">Engineer</text:span><text:span text:style-name="T3"> </text:span><text:span text:style-name="T1">- Okay!</text:span></text:p>
      <text:p text:style-name="P1"><text:line-break/><text:line-break/></text:p>
      <text:p text:style-name="P4">Meeting with Yegor</text:p>
      <text:p text:style-name="Text_20_body"/>
      <text:p text:style-name="P5"><text:span text:style-name="T4">Yegor</text:span><text:span text:style-name="T3"> – </text:span><text:span text:style-name="T1">Was up!</text:span></text:p>
      <text:p text:style-name="Text_20_body"/>
      <text:p text:style-name="P5"><text:span text:style-name="T2">Vlad</text:span><text:span text:style-name="T3"> – </text:span><text:span text:style-name="T1">Hi, Are you Yegor?</text:span></text:p>
      <text:p text:style-name="Text_20_body"/>
      <text:p text:style-name="P5"><text:soft-page-break/><text:span text:style-name="T4">Yegor</text:span><text:span text:style-name="T3"> – </text:span><text:span text:style-name="T1">Yup.</text:span></text:p>
      <text:p text:style-name="Text_20_body"/>
      <text:p text:style-name="P5"><text:span text:style-name="T2">Vlad</text:span><text:span text:style-name="T3"> – </text:span><text:span text:style-name="T1">Hey I'm Vlad, I am currently looking for a GAD Wrench do you know where I can find one?</text:span></text:p>
      <text:p text:style-name="Text_20_body"/>
      <text:p text:style-name="P5"><text:span text:style-name="T4">Yegor</text:span><text:span text:style-name="T3"> – </text:span><text:span text:style-name="T1">Matter fact young man it's your lucky day, I have one here and its pretty much worthless to me. Looks like new it just needs a battery its running low.</text:span></text:p>
      <text:p text:style-name="Text_20_body"/>
      <text:p text:style-name="P5"><text:span text:style-name="T2">Vlad</text:span><text:span text:style-name="T3"> </text:span><text:span text:style-name="T1">- Well not to worry I can get it off your hands.</text:span></text:p>
      <text:p text:style-name="Text_20_body"/>
      <text:p text:style-name="P5"><text:span text:style-name="T4">Yegor</text:span><text:span text:style-name="T3"> </text:span><text:span text:style-name="T1">- I would love to if you happened to have extra oil you can trade me for. My generator is running low.</text:span></text:p>
      <text:p text:style-name="Text_20_body"/>
      <text:p text:style-name="P5"><text:span text:style-name="T2">Vlad</text:span><text:span text:style-name="T3"> </text:span><text:span text:style-name="T1">(Yes) - Yea I have some left over here.</text:span></text:p>
      <text:p text:style-name="P5"><text:span text:style-name="T2">Vlad</text:span><text:span text:style-name="T3"> </text:span><text:span text:style-name="T1">(No) – No can do I need this one for my camp.</text:span></text:p>
      <text:p text:style-name="Text_20_body"/>
      <text:p text:style-name="P5"><text:span text:style-name="T2">Scientist</text:span><text:span text:style-name="T3"> </text:span><text:span text:style-name="T1">(Yes) –Well here you go take this bad boy off my hands.</text:span></text:p>
      <text:p text:style-name="P5"><text:span text:style-name="T2">Scientist</text:span><text:span text:style-name="T3"> </text:span><text:span text:style-name="T1">(No) -- Hopefully you can find extra fuel soon, I will be here with the wrench in case you do.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dgar Lopez</meta:initial-creator>
    <meta:creation-date>2015-02-22T22:03:37.05</meta:creation-date>
    <dc:date>2015-02-24T23:08:27.35</dc:date>
    <dc:creator>Edgar Lopez</dc:creator>
    <meta:editing-duration>PT00H24M02S</meta:editing-duration>
    <meta:editing-cycles>4</meta:editing-cycles>
    <meta:generator>OpenOffice.org/3.1$Win32 OpenOffice.org_project/310m11$Build-9399</meta:generator>
    <meta:document-statistic meta:table-count="0" meta:image-count="0" meta:object-count="0" meta:page-count="4" meta:paragraph-count="48" meta:word-count="688" meta:character-count="3217"/>
  </office:meta>
</office:document-meta>
</file>